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7ec" officeooo:paragraph-rsid="001c7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:</text:p>
      <text:p text:style-name="P1"><text:tab/>Conceitual (DER) → Lógico (Relacional) → Físico (Comandos SQL)</text:p>
      <text:p text:style-name="P1"/>
      <text:p text:style-name="P1"/>
      <text:p text:style-name="P1">Arquitetura de sistemas: </text:p>
      <text:p text:style-name="P1"><text:tab/>Físico (interno) – Armazenamento</text:p>
      <text:p text:style-name="P1"><text:tab/>Lógico (conceitual) – Descreve a estrutura dos bancos de dados</text:p>
      <text:p text:style-name="P1"><text:tab/>Visão (usuário) – Defini os acessos ao banco de dados de um usuário</text:p>
      <text:p text:style-name="P1"><text:tab/></text:p>
      <text:p text:style-name="P1"/>
      <text:p text:style-name="P1">Modelo Lógico-Relacional</text:p>
      <text:p text:style-name="P1">Estrutura:<text:line-break/><text:tab/></text:p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5:13:53.604556760</meta:creation-date>
    <meta:generator>LibreOffice/7.6.5.2$Linux_X86_64 LibreOffice_project/38d5f62f85355c192ef5f1dd47c5c0c0c6d6598b</meta:generator>
    <dc:date>2024-08-20T16:05:56.357471164</dc:date>
    <meta:editing-duration>PT52M3S</meta:editing-duration>
    <meta:editing-cycles>1</meta:editing-cycles>
    <meta:document-statistic meta:table-count="0" meta:image-count="0" meta:object-count="0" meta:page-count="1" meta:paragraph-count="10" meta:word-count="40" meta:character-count="300" meta:non-whitespace-character-count="256"/>
  </office:meta>
</office:document-meta>
</file>